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8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name </text:span>: $project.name</text:p>
      <text:p text:style-name="Standard"/>
      <text:p text:style-name="P1">Lines : </text:p>
      <text:p text:style-name="Standard">#foreach($line in $lines)</text:p>
      <text:p text:style-name="Standard"><text:s text:c="4"/>$line.reference</text:p>
      <text:p text:style-name="Standard">#end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#if (($velocityCount % 2) ==0)</text:span><text:span text:style-name="T5">$lines.reference </text:span><text:span text:style-name="T3">#else </text:span><text:span text:style-name="T6">$lines.reference</text:span><text:span text:style-name="T3">#end</text:span></text:p>
          </table:table-cell>
          <table:table-cell table:style-name="Tableau1.B1" office:value-type="string">
            <text:p text:style-name="Standard">#foreach( $line in $lines)$line.reference</text:p>
            <text:p text:style-name="Standard">#en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2-09T14:01:11.21</meta:creation-date>
    <dc:date>2011-02-09T20:52:20.15</dc:date>
    <dc:creator>Angelo ZERR</dc:creator>
    <meta:editing-duration>PT6H4M45S</meta:editing-duration>
    <meta:editing-cycles>27</meta:editing-cycles>
    <meta:generator>LibreOffice/3.3$Win32 LibreOffice_project/330m19$Build-6</meta:generator>
    <meta:document-statistic meta:table-count="1" meta:image-count="0" meta:object-count="0" meta:page-count="1" meta:paragraph-count="8" meta:word-count="23" meta:character-count="202"/>
  </office:meta>
</office:document-meta>
</file>